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Heading_20_1">
      <style:paragraph-properties fo:text-align="center" style:justify-single-word="false"/>
      <style:text-properties officeooo:paragraph-rsid="001c3df8"/>
    </style:style>
    <style:style style:name="P5" style:family="paragraph" style:parent-style-name="Heading_20_1">
      <style:paragraph-properties fo:text-align="center" style:justify-single-word="false"/>
      <style:text-properties officeooo:paragraph-rsid="001e8827"/>
    </style:style>
    <style:style style:name="P6" style:family="paragraph" style:parent-style-name="Text_20_body">
      <style:text-properties officeooo:paragraph-rsid="0014e9a4"/>
    </style:style>
    <style:style style:name="P7" style:family="paragraph" style:parent-style-name="Text_20_body">
      <style:text-properties style:font-name="Ubuntu Mono" officeooo:paragraph-rsid="0014e9a4"/>
    </style:style>
    <style:style style:name="P8" style:family="paragraph" style:parent-style-name="Text_20_body">
      <style:text-properties style:font-name="Ubuntu Mono" officeooo:paragraph-rsid="0014f6cf"/>
    </style:style>
    <style:style style:name="P9" style:family="paragraph" style:parent-style-name="Text_20_body">
      <style:text-properties style:font-name="Ubuntu Mono" officeooo:paragraph-rsid="00183b92"/>
    </style:style>
    <style:style style:name="P10" style:family="paragraph" style:parent-style-name="Text_20_body">
      <style:text-properties style:font-name="Ubuntu Mono" style:text-underline-style="none" officeooo:paragraph-rsid="0014e9a4"/>
    </style:style>
    <style:style style:name="P11" style:family="paragraph" style:parent-style-name="Text_20_body">
      <style:text-properties style:font-name="Ubuntu Mono" officeooo:rsid="0019eab8" officeooo:paragraph-rsid="0019eab8"/>
    </style:style>
    <style:style style:name="P12" style:family="paragraph" style:parent-style-name="Text_20_body">
      <style:text-properties style:font-name="Ubuntu Mono" officeooo:paragraph-rsid="0019eab8"/>
    </style:style>
    <style:style style:name="P13" style:family="paragraph" style:parent-style-name="Text_20_body">
      <style:text-properties fo:color="#006c3b" style:font-name="Ubuntu Mono" officeooo:paragraph-rsid="0014e9a4"/>
    </style:style>
    <style:style style:name="P14" style:family="paragraph" style:parent-style-name="Text_20_body">
      <style:text-properties fo:color="#006c3b" style:font-name="Ubuntu Mono" officeooo:paragraph-rsid="0014f6cf"/>
    </style:style>
    <style:style style:name="P15" style:family="paragraph" style:parent-style-name="Text_20_body">
      <style:text-properties fo:color="#006c3b" style:font-name="Ubuntu Mono" officeooo:paragraph-rsid="00183b92"/>
    </style:style>
    <style:style style:name="P16" style:family="paragraph" style:parent-style-name="Text_20_body">
      <style:text-properties fo:color="#390a5d" style:font-name="Ubuntu Mono" officeooo:paragraph-rsid="0014e9a4"/>
    </style:style>
    <style:style style:name="P17" style:family="paragraph" style:parent-style-name="Text_20_body">
      <style:text-properties fo:color="#390a5d" style:font-name="Ubuntu Mono" officeooo:paragraph-rsid="0014f6cf"/>
    </style:style>
    <style:style style:name="P18" style:family="paragraph" style:parent-style-name="Text_20_body">
      <style:text-properties fo:color="#390a5d" style:font-name="Ubuntu Mono" officeooo:paragraph-rsid="00183b92"/>
    </style:style>
    <style:style style:name="P19" style:family="paragraph" style:parent-style-name="Text_20_body">
      <style:text-properties fo:color="#c38312" style:font-name="Ubuntu Mono" officeooo:paragraph-rsid="0014e9a4"/>
    </style:style>
    <style:style style:name="P20" style:family="paragraph" style:parent-style-name="Text_20_body">
      <style:text-properties fo:color="#c38312" style:font-name="Ubuntu Mono" officeooo:paragraph-rsid="0014f6cf"/>
    </style:style>
    <style:style style:name="P21" style:family="paragraph" style:parent-style-name="Text_20_body">
      <style:text-properties fo:color="#c38312" style:font-name="Ubuntu Mono" officeooo:paragraph-rsid="00183b92"/>
    </style:style>
    <style:style style:name="P22" style:family="paragraph" style:parent-style-name="Text_20_body">
      <style:text-properties fo:color="#000000" style:font-name="Ubuntu Mono" officeooo:paragraph-rsid="0014e9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9a4"/>
    </style:style>
    <style:style style:name="T3" style:family="text">
      <style:text-properties fo:color="#ce181e"/>
    </style:style>
    <style:style style:name="T4" style:family="text">
      <style:text-properties officeooo:rsid="0019eab8"/>
    </style:style>
    <style:style style:name="T5" style:family="text">
      <style:text-properties style:font-name="Ubuntu Mono1" fo:font-size="10.3999996185303pt" loext:padding="0cm" loext:border="none"/>
    </style:style>
    <style:style style:name="T6" style:family="text">
      <style:text-properties officeooo:rsid="001c3df8"/>
    </style:style>
    <style:style style:name="T7" style:family="text">
      <style:text-properties officeooo:rsid="001e8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2">4</text:span></text:p>
      <text:p text:style-name="P2">Solving Problems from <text:span text:style-name="T1">Testing of Hypothesis Pdf</text:span> using code </text:p>
      <text:h text:style-name="P3" text:outline-level="1">Name: Dheeraj Chaudhary</text:h>
      <text:h text:style-name="P3" text:outline-level="1">Roll: 17BCS009</text:h>
      <text:p text:style-name="P6"/>
      <text:p text:style-name="P6"/>
      <text:p text:style-name="P7">library(dplyr)</text:p>
      <text:p text:style-name="P7"/>
      <text:h text:style-name="P4" text:outline-level="1"><text:span text:style-name="T6">Z-Test for Testing of Hypothesis</text:span></text:h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3">DR. ATHE's TESTING OF HYPOTHESIS Pg.No. 35</text:span> <text:s/>#####</text:p>
      <text:p text:style-name="P10"/>
      <text:p text:style-name="P16"># There is no significant difference between the means of two paddy fields</text:p>
      <text:p text:style-name="P7"/>
      <text:p text:style-name="P19"># Given DATA for Field No 1</text:p>
      <text:p text:style-name="P22">field_1_Sample_Size &lt;- 60</text:p>
      <text:p text:style-name="P22">StandDeviation_1 &lt;- 1.15</text:p>
      <text:p text:style-name="P22">field_1_Sample_MEAN &lt;- 18.5</text:p>
      <text:p text:style-name="P22"/>
      <text:p text:style-name="P19"># Given DATA for Field No 2</text:p>
      <text:p text:style-name="P22">field_2_Sample_Size &lt;- 60</text:p>
      <text:p text:style-name="P22">StandDeviation_2 &lt;- 1.15</text:p>
      <text:p text:style-name="P22">field_2_Sample_MEAN &lt;- 20.3</text:p>
      <text:p text:style-name="P19"/>
      <text:p text:style-name="P19"># calculating the Z-statistic at 5% LOS (i.e, Tabulated value is 1.96)</text:p>
      <text:p text:style-name="P22">Z_Calculated &lt;- (field_2_Sample_MEAN - field_1_Sample_MEAN) / </text:p>
      <text:p text:style-name="P22"><text:s text:c="2"/>sqrt((StandDeviation_1^2/ field_1_Sample_Size) + (StandDeviation_2^2 / field_2_Sample_Size))</text:p>
      <text:p text:style-name="P22"/>
      <text:p text:style-name="P22">Z_Calculated</text:p>
      <text:p text:style-name="P11"><text:soft-page-break/>##### OUTPUT</text:p>
      <text:p text:style-name="P12"><text:span text:style-name="T4"><text:tab/><text:tab/><text:tab/></text:span><text:bookmark text:name="rstudio_console_output"/><text:span text:style-name="T5">[1] 8.573049</text:span></text:p>
      <text:p text:style-name="P16">## SINCE we got calculated value as 8.57 which is greater than tabulated value(1.96) So reject Null Hypothesis that means both the fields have significant difference</text:p>
      <text:p text:style-name="P16"/>
      <text:p text:style-name="P16"/>
      <text:p text:style-name="P16"/>
      <text:h text:style-name="P5" text:outline-level="1"><text:span text:style-name="T7">T-Test for Testing of Hypothesis</text:span></text:h>
      <text:p text:style-name="P14">####### Two sample T-Test for Test of significant in difference between means #########</text:p>
      <text:p text:style-name="P14">#### Here Given values are Potato Plant yield Tubes fro two different varieties ######</text:p>
      <text:p text:style-name="P8"/>
      <text:p text:style-name="P14">##### Considering the Examples given in<text:span text:style-name="T3"> DR. ATHE's TESTING OF HYPOTHESIS Pg.No. 41</text:span> <text:s/>#####</text:p>
      <text:p text:style-name="P8"/>
      <text:p text:style-name="P8"/>
      <text:p text:style-name="P17"># There is no significant difference between the means of two paddy fields</text:p>
      <text:p text:style-name="P8"/>
      <text:p text:style-name="P20"># Given DATA for Field No 1</text:p>
      <text:p text:style-name="P20"/>
      <text:p text:style-name="P20"># Given DATA for Field No 2</text:p>
      <text:p text:style-name="P20"/>
      <text:p text:style-name="P20"/>
      <text:p text:style-name="P20"># calculating the Z-statistic at 5% LOS (i.e, Tabulated value is 1.96)</text:p>
      <text:p text:style-name="P20"/>
      <text:p text:style-name="P8"/>
      <text:p text:style-name="P17">## SINCE we got calculated value as 8.57 which is greater than tabulated value(1.96) So reject Null Hypothesis that means both the fields have significant difference</text:p>
      <text:p text:style-name="P17"/>
      <text:p text:style-name="P17"/>
      <text:p text:style-name="P15">####### Two sample Z-Test for Test of significant in difference between means #########</text:p>
      <text:p text:style-name="P15">#### Here Given values are MEAN, SSAMPLE SIZE and STANDARD DEVIATION of Both Samples ######</text:p>
      <text:p text:style-name="P9"/>
      <text:p text:style-name="P15">##### Considering the Examples given in <text:span text:style-name="T3">DR. ATHE's TESTING OF HYPOTHESIS Pg.No. 35</text:span> <text:s/>#####</text:p>
      <text:p text:style-name="P9"/>
      <text:p text:style-name="P9"/>
      <text:p text:style-name="P18"># There is no significant difference between the means of two paddy fields</text:p>
      <text:p text:style-name="P9"/>
      <text:p text:style-name="P21"># Given DATA for Field No 1</text:p>
      <text:p text:style-name="P21"/>
      <text:p text:style-name="P21"><text:soft-page-break/># Given DATA for Field No 2</text:p>
      <text:p text:style-name="P21"/>
      <text:p text:style-name="P21"/>
      <text:p text:style-name="P21"># calculating the Z-statistic at 5% LOS (i.e, Tabulated value is 1.96)</text:p>
      <text:p text:style-name="P21"/>
      <text:p text:style-name="P9"/>
      <text:p text:style-name="P18">## SINCE we got calculated value as 8.57 which is greater than tabulated value(1.96) So reject Null Hypothesis that means both the fields have significant difference</text:p>
      <text:p text:style-name="P18"/>
      <text:p text:style-name="P15">####### Two sample Z-Test for Test of significant in difference between means #########</text:p>
      <text:p text:style-name="P15">#### Here Given values are MEAN, SSAMPLE SIZE and STANDARD DEVIATION of Both Samples ######</text:p>
      <text:p text:style-name="P9"/>
      <text:p text:style-name="P15">##### Considering the Examples given in <text:span text:style-name="T3">DR. ATHE's TESTING OF HYPOTHESIS Pg.No. 35</text:span> <text:s/>#####</text:p>
      <text:p text:style-name="P9"/>
      <text:p text:style-name="P9"/>
      <text:p text:style-name="P18"># There is no significant difference between the means of two paddy fields</text:p>
      <text:p text:style-name="P9"/>
      <text:p text:style-name="P21"># Given DATA for Field No 1</text:p>
      <text:p text:style-name="P21"/>
      <text:p text:style-name="P21"># Given DATA for Field No 2</text:p>
      <text:p text:style-name="P21"/>
      <text:p text:style-name="P21"/>
      <text:p text:style-name="P21"># calculating the Z-statistic at 5% LOS (i.e, Tabulated value is 1.96)</text:p>
      <text:p text:style-name="P21"/>
      <text:p text:style-name="P9"/>
      <text:p text:style-name="P18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8:46.653984860</dc:date>
    <meta:editing-duration>PT19M3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490" meta:character-count="3044" meta:non-whitespace-character-count="2593"/>
  </office:meta>
</office:document-meta>
</file>